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c9211e" loext:opacity="100%" fo:font-size="44pt" officeooo:rsid="0001b962" officeooo:paragraph-rsid="0001b962" style:font-size-asian="38.5pt" style:font-size-complex="44pt"/>
    </style:style>
    <style:style style:name="P2" style:family="paragraph" style:parent-style-name="Standard">
      <style:text-properties fo:color="#81d41a" loext:opacity="100%" fo:font-size="22pt" officeooo:rsid="0001b962" officeooo:paragraph-rsid="0001b962" style:font-size-asian="19.25pt" style:font-size-complex="22pt"/>
    </style:style>
    <style:style style:name="P3" style:family="paragraph" style:parent-style-name="Standard">
      <style:text-properties fo:color="#81d41a" loext:opacity="100%" fo:font-size="22pt" officeooo:rsid="00055a46" officeooo:paragraph-rsid="00055a46" style:font-size-asian="19.25pt" style:font-size-complex="22pt"/>
    </style:style>
    <style:style style:name="P4" style:family="paragraph" style:parent-style-name="Standard">
      <style:text-properties fo:color="#81d41a" loext:opacity="100%" fo:font-size="22pt" officeooo:rsid="0005dce7" officeooo:paragraph-rsid="0005dce7" style:font-size-asian="19.25pt" style:font-size-complex="22pt"/>
    </style:style>
    <style:style style:name="P5" style:family="paragraph" style:parent-style-name="Standard">
      <style:text-properties fo:color="#81d41a" loext:opacity="100%" fo:font-size="22pt" officeooo:rsid="0009a415" officeooo:paragraph-rsid="0009a415" style:font-size-asian="19.25pt" style:font-size-complex="22pt"/>
    </style:style>
    <style:style style:name="P6" style:family="paragraph" style:parent-style-name="Standard">
      <style:text-properties fo:color="#81d41a" loext:opacity="100%" fo:font-size="22pt" officeooo:rsid="000bf0c0" officeooo:paragraph-rsid="000bf0c0" style:font-size-asian="19.25pt" style:font-size-complex="22pt"/>
    </style:style>
    <style:style style:name="P7" style:family="paragraph" style:parent-style-name="Standard">
      <style:text-properties fo:color="#81d41a" loext:opacity="100%" fo:font-size="22pt" officeooo:rsid="000d64da" officeooo:paragraph-rsid="000d64da" style:font-size-asian="19.25pt" style:font-size-complex="22pt"/>
    </style:style>
    <style:style style:name="P8" style:family="paragraph" style:parent-style-name="Standard">
      <style:text-properties fo:color="#81d41a" loext:opacity="100%" fo:font-size="22pt" officeooo:rsid="000e878c" officeooo:paragraph-rsid="000e878c" style:font-size-asian="19.25pt" style:font-size-complex="22pt"/>
    </style:style>
    <style:style style:name="P9" style:family="paragraph" style:parent-style-name="Standard">
      <style:text-properties fo:color="#81d41a" loext:opacity="100%" fo:font-size="22pt" officeooo:rsid="000e91f2" officeooo:paragraph-rsid="000e91f2" style:font-size-asian="19.25pt" style:font-size-complex="22pt"/>
    </style:style>
    <style:style style:name="P10" style:family="paragraph" style:parent-style-name="Standard">
      <style:text-properties fo:color="#81d41a" loext:opacity="100%" fo:font-size="22pt" officeooo:rsid="000e9dda" officeooo:paragraph-rsid="000e9dda" style:font-size-asian="19.25pt" style:font-size-complex="22pt"/>
    </style:style>
    <style:style style:name="T1" style:family="text">
      <style:text-properties officeooo:rsid="000369fd"/>
    </style:style>
    <style:style style:name="T2" style:family="text">
      <style:text-properties officeooo:rsid="0009a415"/>
    </style:style>
    <style:style style:name="T3" style:family="text">
      <style:text-properties officeooo:rsid="0005dce7"/>
    </style:style>
    <style:style style:name="T4" style:family="text">
      <style:text-properties officeooo:rsid="00098cb3"/>
    </style:style>
    <style:style style:name="T5" style:family="text">
      <style:text-properties officeooo:rsid="0005e590"/>
    </style:style>
    <style:style style:name="T6" style:family="text">
      <style:text-properties officeooo:rsid="00087bec"/>
    </style:style>
    <style:style style:name="T7" style:family="text">
      <style:text-properties officeooo:rsid="000b0354"/>
    </style:style>
    <style:style style:name="T8" style:family="text">
      <style:text-properties officeooo:rsid="000bf0c0"/>
    </style:style>
    <style:style style:name="T9" style:family="text">
      <style:text-properties officeooo:rsid="000e87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es MegaExposé </text:p>
      <text:p text:style-name="P1">Cyclones :</text:p>
      <text:p text:style-name="P2"/>
      <text:p text:style-name="P2"/>
      <text:p text:style-name="P2"/>
      <text:p text:style-name="P2">TEXTE 1 : Qu’est ce qu’un cyclone ?</text:p>
      <text:p text:style-name="P2">Un cyclone est une tempête très violente <text:span text:style-name="T1">caractérisée </text:span></text:p>
      <text:p text:style-name="P3">par des vents tourbillonnants autour d’un centre de basse pression, c’est à dire un endroit ou la pression de l’air est plus faible !</text:p>
      <text:p text:style-name="P3"/>
      <text:p text:style-name="P3"/>
      <text:p text:style-name="P3">TEXTE <text:span text:style-name="T2">6</text:span>:Cyclone tropical, Ouragan ou typhon ?</text:p>
      <text:p text:style-name="P3"/>
      <text:p text:style-name="P3">Les Cyclones tropicaux, les Ouragans et les typhon désignent le même phénomène météorologique, ce sont tous des cyclones mais dans des régions géographiques différentes :</text:p>
      <text:p text:style-name="P3"/>
      <text:p text:style-name="P3">-Ouragan : dans l’atlantique nord et le pacifique <text:span text:style-name="T3">Nord-Est</text:span></text:p>
      <text:p text:style-name="P3"/>
      <text:p text:style-name="P4">-Cyclone Tropical:dans l’océan Indien et le sud ouest du pacifique</text:p>
      <text:p text:style-name="P4">-Typhon : Dans le pacifique nord-ouest</text:p>
      <text:p text:style-name="P4"><text:soft-page-break/>Texte II:comment se forme un cyclone (ou une tempête) </text:p>
      <text:p text:style-name="P4"><text:span text:style-name="T4">1.</text:span>déjà, un cyclone ne peut pas se former n’importe ou <text:span text:style-name="T4">et n’importe comment</text:span>!</text:p>
      <text:p text:style-name="P4">Plusieurs conditions doivent etre réunies :</text:p>
      <text:p text:style-name="P4"><text:s/>Il faut :</text:p>
      <text:p text:style-name="P4">-Une mer chaude (au moins 26,5 °c sur 50 metres de profondeur car c’est la source d’énergie</text:p>
      <text:p text:style-name="P4">-De l’air humide dans les basses couches(pour créer les nuages)</text:p>
      <text:p text:style-name="P4">-<text:span text:style-name="T5">une atmosphère instable (pour que l’air puisse monter)</text:span></text:p>
      <text:p text:style-name="P4">-<text:span text:style-name="T5">Peu de cisaillement du vent(vent stable avec altitude)(</text:span><text:span text:style-name="T6">pour ne pas détruire la structure)</text:span></text:p>
      <text:p text:style-name="P4">-<text:span text:style-name="T4">la rotation de la terre(effet de coriolis)(pour faire tourner la masse d’air en spirale)</text:span></text:p>
      <text:p text:style-name="P4">-<text:span text:style-name="T4">si le système est bien organisé et puissant, alors le cyclone nait !</text:span></text:p>
      <text:p text:style-name="P4"/>
      <text:p text:style-name="P5">2.la formation du cyclone :</text:p>
      <text:p text:style-name="P5">-la chaleur fait évaporer l’eau ce qui rend l’air humide.</text:p>
      <text:p text:style-name="P5">-puis l’air chaud s’élève dans l’atmosphère</text:p>
      <text:p text:style-name="P5">en montant, il se refroidit et la vapeur d’eau se condense en gouttelettes </text:p>
      <text:p text:style-name="P5">ca libère de la chaleur, ce qui réchauffe l’air et le pousse à monter plus vite, car l’air chaud monte toujours</text:p>
      <text:p text:style-name="P5"><text:soft-page-break/>-comme l’air monte, il laisse derrière lui une zone de basse pression.L’air environnant est alors aspiré vers ce centre pour compenser le manque , ce qui créée des vents horizontaux.</text:p>
      <text:p text:style-name="P5">-la rotation de la terre fait tourner ces vents, c’est l’effet de Coriolis, donc ils ne vont pas droit vers le centre mais tourbillonnent autour du centre, et c’est ca le cyclone !</text:p>
      <text:p text:style-name="P5">-<text:span text:style-name="T7">le système s’organise : si les conditions restent favorables, il peut devenir plus puissant et rester là longtemps.</text:span></text:p>
      <text:p text:style-name="P5">-<text:span text:style-name="T7">le cyclone s’affaiblit progressivement jusqu’à disparraitre lorsqu’il passe sur terre ou dans des zones plus froides, là ou les conditions ne sont pas favorables.</text:span></text:p>
      <text:p text:style-name="P5"/>
      <text:p text:style-name="P5"/>
      <text:p text:style-name="P6">TEXTE III :La structure d’un cyclone</text:p>
      <text:p text:style-name="P6"><text:s/>un cyclone est composé de trois zones principales :</text:p>
      <text:p text:style-name="P6"/>
      <text:p text:style-name="P6">1.L’œil : c’est la partie calme du cyclone, il est au centre du cyclone, son diametre est généralement de 20 à 60 km, le ciel y est souvent dégagé</text:p>
      <text:p text:style-name="P6"/>
      <text:p text:style-name="P6">2.Le mur de l’œil : région la plus dangereuse, avec les vents les plus violents et les pluies les plus torrentielles !</text:p>
      <text:p text:style-name="P6"/>
      <text:p text:style-name="P7"><text:soft-page-break/>3.Les bandes spiralées : longues bandes de nuages et d’orages qui tournent autour de l’ <text:span text:style-name="T8">œil.</text:span></text:p>
      <text:p text:style-name="P7"/>
      <text:p text:style-name="P7">TEXTE IIII : <text:span text:style-name="T9">Consécquences :</text:span></text:p>
      <text:p text:style-name="P8">Les cyclones peuvent provoquer :</text:p>
      <text:p text:style-name="P8">-Des vents destructeurs</text:p>
      <text:p text:style-name="P8">-des ondes de tempetes(élévation brutale du niveau de la mer)</text:p>
      <text:p text:style-name="P8">-des pluies diluviennes et des innondations</text:p>
      <text:p text:style-name="P8">-Des glissements de terrain</text:p>
      <text:p text:style-name="P8">-des coupures de courant, d’eau et de routes</text:p>
      <text:p text:style-name="P8"/>
      <text:p text:style-name="P8">Texte IIIII : Classification</text:p>
      <text:p text:style-name="P9">Les cyclones sont classés de catégories 1 à 5 selon la vitesse des vents. C’est l’échelle de saffir-Simpson</text:p>
      <text:p text:style-name="P9">On peut ainsi estimer les dégats</text:p>
      <text:p text:style-name="P10">Faits intérressants :</text:p>
      <text:p text:style-name="P10">les cyclones et les tempetes se ressemblent mais les tempetes sont moins puissantes, elles sont plus sur terre,dans les zones tempérées qu’en mer, etc.</text:p>
      <text:p text:style-name="P10"/>
      <text:p text:style-name="P10">Fini !</text:p>
      <text:p text:style-name="P10">Gabriel lit le premier texte puis on fait chacun son tour avec moi(Ily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17:08:17.901643142</meta:creation-date>
    <meta:editing-duration>PT50M16S</meta:editing-duration>
    <meta:editing-cycles>5</meta:editing-cycles>
    <meta:generator>LibreOffice/25.2.2.2$Linux_X86_64 LibreOffice_project/520$Build-2</meta:generator>
    <dc:date>2025-11-03T21:55:49.671894947</dc:date>
    <meta:document-statistic meta:table-count="0" meta:image-count="0" meta:object-count="0" meta:page-count="4" meta:paragraph-count="48" meta:word-count="560" meta:character-count="3340" meta:non-whitespace-character-count="2822"/>
  </office:meta>
</office:document-meta>
</file>